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212.png" xlink:type="simple" xlink:show="embed" xlink:actuate="onLoad"/></draw:frame></text:p>
          </table:table-cell>
          <table:table-cell table:style-name="Table1.B1" office:value-type="string">
            <text:h text:style-name="P3" text:outline-level="1">Среднее арифметическо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1.769cm" draw:z-index="1"><draw:image xlink:href="../images/0212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реднего арифметического значения входного сигнала.</text:p>
            <text:p text:style-name="P5">Вычисление среднего значения сигнала производится по формуле:</text:p>
            <text:p text:style-name="P6"><draw:frame draw:style-name="fr3" draw:name="Объект1" text:anchor-type="as-char" svg:width="3.902cm" svg:height="1.716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">где <text:span text:style-name="T8">N</text:span><text:span text:style-name="T7"> </text:span>– объем выборки (количество значений),</text:p>
            <text:p text:style-name="P5"><text:span text:style-name="T8">xᵢ </text:span>– значения <text:s/>i-го элемента выборки.</text:p>
            <text:p text:style-name="P5">Блок имеет 1 <text:span text:style-name="T2">входной</text:span> порт и 1 <text:span text:style-name="T2">выходной</text:span> порт. Входной сигнал может быть <text:span text:style-name="T2">векторным</text:span>. <text:s/>Размерность выходного сигнала <text:span text:style-name="T2">всегда равна</text:span> размерности входного сигнала.</text:p>
            <text:p text:style-name="P5"><text:span text:style-name="T4">Свойства</text:span>:</text:p>
            <text:list xml:id="list4191610740415126135" text:style-name="L1">
              <text:list-item>
                <text:p text:style-name="P7"><text:span text:style-name="T6">Размер серии </text:span><text:span text:style-name="T6">– </text:span><text:span text:style-name="T6">з</text:span><text:span text:style-name="T6">начение </text:span><text:span text:style-name="T6">N </text:span><text:span text:style-name="T6">этого свойства определяет размер серии в выборке.</text:span></text:p>
              </text:list-item>
              <text:list-item>
                <text:p text:style-name="P7"><text:span text:style-name="T6">Расчет по всей выборке (</text:span><text:span text:style-name="T5">Да</text:span><text:span text:style-name="T6"> или </text:span><text:span text:style-name="T5">Нет</text:span><text:span text:style-name="T6">) – если это свойство имеет значение </text:span><text:span text:style-name="T5">Нет</text:span><text:span text:style-name="T6">, то </text:span><text:span text:style-name="T3">среднее значение</text:span><text:span text:style-name="T6"> вычисляется по отдельным сериям. Если значение свойства равно </text:span><text:span text:style-name="T5">Да</text:span><text:span text:style-name="T6">, то </text:span><text:span text:style-name="T3">среднее значение</text:span><text:span text:style-name="T6"> уточняется сразу же после получения очередного </text:span><text:span text:style-name="T3">нового</text:span><text:span text:style-name="T6"> значения сигнала на входе в блок.</text:span></text:p>
              </text:list-item>
              <text:list-item>
                <text:p text:style-name="P7"><text:span text:style-name="T6">Период квантования – значение этого свойства определяет длительность временного интервала между </text:span><text:span text:style-name="T3">двумя последовательными</text:span><text:span text:style-name="T6"> считываниями значений сигнала на входе блока. Если это свойство равно </text:span><text:span text:style-name="T5">0</text:span><text:span text:style-name="T6"> (нулю), то считывание производится с периодом, </text:span><text:span text:style-name="T3">равным шагу интегрирования</text:span><text:span text:style-name="T6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еднее арифметическое</dc:title>
    <dc:date>2014-12-26T10:16:06.51</dc:date>
    <meta:generator>OpenOffice/4.1.1$Win32 OpenOffice.org_project/411m6$Build-9775</meta:generator>
    <meta:editing-duration>PT6H54M47S</meta:editing-duration>
    <meta:editing-cycles>169</meta:editing-cycles>
    <meta:document-statistic meta:table-count="1" meta:image-count="2" meta:object-count="1" meta:page-count="1" meta:paragraph-count="16" meta:word-count="150" meta:character-count="105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row>
          <mi>x</mi>
        </mrow>
        <mo>¯</mo>
      </mover>
      <mrow>
        <mi/>
        <mo stretchy="false">=</mo>
        <mi/>
      </mrow>
      <mrow>
        <mrow>
          <mfrac>
            <mrow>
              <mn>1</mn>
            </mrow>
            <mrow>
              <mi>N</mi>
            </mrow>
          </mfrac>
        </mrow>
        <mo stretchy="false">⋅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row>
            <msub>
              <mi>x</mi>
              <mi>i</mi>
            </msub>
          </mrow>
        </mrow>
      </mrow>
    </mrow>
    <annotation encoding="StarMath 5.0">overline {x} ~=~ {{1} over {N}} cdot sum from{i=1} to{N} {x_i }</annotation>
  </semantics>
</math>
</file>